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style:font-size-asian="10.5pt" style:font-size-complex="12pt"/>
    </style:style>
    <style:style style:name="P15"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7"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4">You may download this book in portable desktop format (PDF) format here:</text:p>
      <text:p text:style-name="P11"><text:span text:style-name="T4"><text:tab/></text:span><text:a xlink:type="simple" xlink:href="http://thelinuxbox.org/bidwell/math/pharmaceuticalcalculations.pdf"><text:span text:style-name="T4">http://pharmaceuticalcalculations.org/downloads/pharmaceuticalcalculations.pdf</text:span></text:a><text:span text:style-name="T4"> </text:span></text:p>
      <text:p text:style-name="P4"/>
      <text:p text:style-name="P4">You may download this book in open document format (ODF) here:</text:p>
      <text:p text:style-name="P11"><text:span text:style-name="T4"><text:tab/></text:span><text:a xlink:type="simple" xlink:href="http://pharmaceuticalcalculations.org/downloads/pharmaceuticalcalculations-odt.tar.gz"><text:span text:style-name="T4">http://pharmaceuticalcalculations.org/downloads/pharmaceuticalcalculations-odt.tar.gz</text:span></text:a><text:span text:style-name="T4"> </text:span></text:p>
      <text:p text:style-name="P4"/>
      <text:p text:style-name="P4">Presentations, additional lecture materials and other information may be found here:</text:p>
      <text:p text:style-name="P11"><text:span text:style-name="T4"><text:tab/></text:span><text:a xlink:type="simple" xlink:href="http://thelinuxbox.org/bidwell/math/pharmaceuticalcalculations.tar.gz"><text:span text:style-name="T4">http://pharmaceuticalcalculations.org/download/pharmaceuticalcalculations.tar.gz</text:span></text:a><text:span text:style-name="T4"> </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0">©</text:span></text:p></draw:text-box></draw:frame></text:span> GPL v3.0 or later, 2009, 2010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6"><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795391738"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bioassay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and pediatric dosing.</text:span></text:p>
        </text:list-item>
      </text:list>
      <text:p text:style-name="P18"/>
      <text:p text:style-name="P18">Upon completion of this book, a student should be well prepared for the calculations expected of a pharmacy technician.</text:p>
      <text:p text:style-name="P16"><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7"><text:span text:style-name="T7">C</text:span>ONTENTS</text:p>
      <text:p text:style-name="P2"/>
      <text:p text:style-name="P2">Unit 1 - Basic Arithmetic ..............................................................................................................<text:tab/> <text:s/>7</text:p>
      <text:p text:style-name="P2"><text:tab/>Chapter 1 - Numeral Systems Used in Pharmacy .............................................................<text:tab/> <text:s/>9</text:p>
      <text:p text:style-name="P2"><text:tab/>Chapter 2 - Fractions ......................................................................................................... <text:s/>57</text:p>
      <text:p text:style-name="P2"><text:tab/>Chapter 3 - Percentages .....................................................................................................<text:tab/>79</text:p>
      <text:p text:style-name="P2"><text:tab/>Chapter 4 - The 24-Hour Time, Exponents, &amp; Scientific Notation ...................................<text:tab/>93</text:p>
      <text:p text:style-name="P2"><text:tab/>Chapter 5 - Problem Solving Methods ..............................................................................107</text:p>
      <text:p text:style-name="P2">Unit 2 - Basic Pharmacy Math ......................................................................................................135</text:p>
      <text:p text:style-name="P2"><text:tab/>Chapter 6 - Temperature Scale Conversions .....................................................................137</text:p>
      <text:p text:style-name="P2"><text:tab/>Chapter 7 - Units of Measurement ....................................................................................147</text:p>
      <text:p text:style-name="P2"><text:tab/>Chapter 8 - Working with Prescriptions ............................................................................171</text:p>
      <text:p text:style-name="P2"><text:tab/>Chapter 9 - Basic Medication Calculations .......................................................................205</text:p>
      <text:p text:style-name="P2"><text:tab/>Chapter 10 - Basic Infusion Calculations ..........................................................................235</text:p>
      <text:p text:style-name="P2">Unit 3 - Community Pharmacy Math ............................................................................................273</text:p>
      <text:p text:style-name="P2"><text:tab/>Chapter 11 - Days' Supply .................................................................................................275</text:p>
      <text:p text:style-name="P2"><text:tab/>Chapter 12 - Compounding Math ......................................................................................299</text:p>
      <text:p text:style-name="P2"><text:tab/>Chapter 13 - Calculations for Billing Compounds ............................................................337</text:p>
      <text:p text:style-name="P2"><text:tab/>Chapter 14 - Pharmacy Business Math ..............................................................................357</text:p>
      <text:p text:style-name="P2">Unit 4 - Institutional Pharmacy Math ............................................................................................421</text:p>
      <text:p text:style-name="P2"><text:tab/>Chapter 15 - Parenteral Dosage Calculations ....................................................................423</text:p>
      <text:p text:style-name="P2"><text:tab/>Chapter 16 - Insulin ...........................................................................................................437</text:p>
      <text:p text:style-name="P2"><text:tab/>Chapter 17 - MilliMoles, MilliEquivalents, Millicuries &amp; International Units ..................<text:tab/>?</text:p>
      <text:p text:style-name="P2"><text:tab/>Chapter 18 - Drug Reconstitution ......................................................................................<text:tab/>?</text:p>
      <text:p text:style-name="P2"><text:tab/>Chapter 19 - Percentage Strength .......................................................................................<text:tab/>?</text:p>
      <text:p text:style-name="P2"><text:tab/>Chapter 20 - Ratio Strength ................................................................................................<text:tab/>?</text:p>
      <text:p text:style-name="P2"><text:tab/>Chapter 21 - Parts, Reducing &amp; Enlarging Formulas, and Parts Per Million ...................<text:tab/>?</text:p>
      <text:p text:style-name="P2"><text:tab/>Chapter 22 - Dosage Calculations Based on Body Weight ................................................<text:tab/>?</text:p>
      <text:p text:style-name="P2"><text:tab/>Chapter 23 - Dosage Calculations Based on Body Surface Area .......................................<text:tab/>?</text:p>
      <text:p text:style-name="P2"><text:tab/>Chapter 24 - Infusion Rates &amp; Drip Rates .........................................................................<text:tab/>?</text:p>
      <text:p text:style-name="P2"><text:tab/>Chapter 25 - Dilutions &amp; Alligations .................................................................................<text:tab/>?</text:p>
      <text:p text:style-name="P2"><text:tab/>Chapter 26 - Parenteral Nutrition .......................................................................................<text:tab/>?</text:p>
      <text:p text:style-name="P2"><text:tab/>Chapter 27 - Aliquots ..........................................................................................................<text:tab/>?</text:p>
      <text:p text:style-name="P2"><text:tab/>Chapter 28 - Pediatric &amp; Geriatric Dosing .........................................................................<text:tab/>?</text:p>
      <text:p text:style-name="P2"/>
      <text:p text:style-name="P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8T09:07:21</meta:creation-date>
    <dc:date>2011-07-29T04:57:10</dc:date>
    <dc:creator>Sean Parsons</dc:creator>
    <meta:editing-duration>PT3H46M15S</meta:editing-duration>
    <meta:editing-cycles>23</meta:editing-cycles>
    <meta:generator>LibreOffice/3.4$Linux LibreOffice_project/340m1$Build-103</meta:generator>
    <meta:printed-by>Sean Parsons</meta:printed-by>
    <meta:print-date>2010-12-30T17:01:24</meta:print-date>
    <meta:document-statistic meta:table-count="0" meta:image-count="0" meta:object-count="0" meta:page-count="6" meta:paragraph-count="0" meta:word-count="1174" meta:character-count="9732" meta:non-whitespace-character-count="8579"/>
  </office:meta>
</office:document-meta>
</file>